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15in" fo:margin-left="-0.075in" table:align="left" style:writing-mode="lr-tb"/>
    </style:style>
    <style:style style:name="Table1.A" style:family="table-column">
      <style:table-column-properties style:column-width="2.3833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ffffff" style:writing-mode="lr-tb"/>
    </style:style>
    <style:style style:name="Table2" style:family="table">
      <style:table-properties style:width="7.1528in" fo:margin-left="-0.0799in" table:align="left" style:writing-mode="lr-tb"/>
    </style:style>
    <style:style style:name="Table2.A" style:family="table-column">
      <style:table-column-properties style:column-width="6.0285in"/>
    </style:style>
    <style:style style:name="Table2.B" style:family="table-column">
      <style:table-column-properties style:column-width="1.1243in"/>
    </style:style>
    <style:style style:name="Table2.1" style:family="table-row">
      <style:table-row-properties style:min-row-height="0.2181in" fo:keep-together="auto"/>
    </style:style>
    <style:style style:name="Table2.A1" style:family="table-cell">
      <style:table-cell-properties style:vertical-align="top" fo:padding-left="0.0799in" fo:padding-right="0.0799in" fo:padding-top="0in" fo:padding-bottom="0.0201in" fo:border="none" style:writing-mode="lr-tb"/>
    </style:style>
    <style:style style:name="Table3" style:family="table">
      <style:table-properties style:width="7.15in" fo:margin-left="-0.0799in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6.0257in"/>
    </style:style>
    <style:style style:name="Table3.B" style:family="table-column">
      <style:table-column-properties style:column-width="1.1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style:min-row-height="0.1493in" fo:keep-together="auto"/>
    </style:style>
    <style:style style:name="Table5" style:family="table">
      <style:table-properties style:width="6.5in" fo:margin-left="-0.0799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99in" fo:padding-right="0.0799in" fo:padding-top="0in" fo:padding-bottom="0.0201in" fo:border="none" style:writing-mode="lr-tb"/>
    </style:style>
    <style:style style:name="Table4" style:family="table">
      <style:table-properties style:width="7.1528in" fo:margin-left="-0.0799in" table:align="left" style:writing-mode="lr-tb"/>
    </style:style>
    <style:style style:name="Table4.A" style:family="table-column">
      <style:table-column-properties style:column-width="6.0285in"/>
    </style:style>
    <style:style style:name="Table4.B" style:family="table-column">
      <style:table-column-properties style:column-width="1.1243in"/>
    </style:style>
    <style:style style:name="Table4.1" style:family="table-row">
      <style:table-row-properties style:min-row-height="0.1493in" fo:keep-together="auto"/>
    </style:style>
    <style:style style:name="Table4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style style:name="P2" style:family="paragraph" style:parent-style-name="Standard">
      <style:paragraph-properties fo:margin-top="0in" fo:margin-bottom="0.028in" style:contextual-spacing="false"/>
      <style:text-properties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3" style:family="paragraph" style:parent-style-name="Standard">
      <style:paragraph-properties fo:margin-top="0in" fo:margin-bottom="0.028in" style:contextual-spacing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in" fo:margin-bottom="0.028in" style:contextual-spacing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5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6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rsid="007c1045" officeooo:paragraph-rsid="007c1045" style:font-name-asian="Calibri" style:font-size-asian="10pt" style:font-name-complex="Arial1" style:font-size-complex="10pt"/>
    </style:style>
    <style:style style:name="P7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paragraph-rsid="007afaab" style:font-name-asian="Calibri" style:font-size-asian="10pt" style:font-name-complex="Arial1" style:font-size-complex="10pt"/>
    </style:style>
    <style:style style:name="P8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paragraph-rsid="008a5876" style:font-name-asian="Calibri" style:font-size-asian="10pt" style:font-name-complex="Arial1" style:font-size-complex="10pt"/>
    </style:style>
    <style:style style:name="P9" style:family="paragraph" style:parent-style-name="Standard">
      <style:paragraph-properties fo:margin-top="0in" fo:margin-bottom="0.028in" style:contextual-spacing="false"/>
      <style:text-properties style:font-name="Arial1" fo:font-size="3pt" style:font-size-asian="3pt" style:font-name-complex="Arial1" style:font-size-complex="3pt"/>
    </style:style>
    <style:style style:name="P10" style:family="paragraph" style:parent-style-name="Standard">
      <style:paragraph-properties fo:margin-top="0in" fo:margin-bottom="0.028in" style:contextual-spacing="false"/>
      <style:text-properties style:font-name="Arial1" fo:font-size="3pt" fo:font-weight="bold" style:font-name-asian="Calibri" style:font-size-asian="3pt" style:font-weight-asian="bold" style:font-name-complex="Arial1" style:font-size-complex="3pt"/>
    </style:style>
    <style:style style:name="P11" style:family="paragraph" style:parent-style-name="Standard">
      <style:paragraph-properties fo:margin-top="0in" fo:margin-bottom="0.028in" style:contextual-spacing="false"/>
      <style:text-properties style:font-name="Arial1" fo:font-size="3pt" style:font-name-asian="Helvetica" style:font-size-asian="3pt" style:font-name-complex="Arial1" style:font-size-complex="3pt"/>
    </style:style>
    <style:style style:name="P12" style:family="paragraph" style:parent-style-name="Standard">
      <style:paragraph-properties fo:margin-top="0in" fo:margin-bottom="0.028in" style:contextual-spacing="false"/>
      <style:text-properties style:font-name="Arial1" fo:font-size="2pt" fo:font-weight="bold" style:font-name-asian="Helvetica" style:font-size-asian="2pt" style:font-weight-asian="bold" style:font-name-complex="Arial1" style:font-size-complex="2pt" style:font-weight-complex="bold"/>
    </style:style>
    <style:style style:name="P13" style:family="paragraph" style:parent-style-name="Standard">
      <style:paragraph-properties fo:margin-top="0in" fo:margin-bottom="0.028in" style:contextual-spacing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4" style:family="paragraph" style:parent-style-name="Standard">
      <style:paragraph-properties fo:margin-left="0.1252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5" style:family="paragraph" style:parent-style-name="Standard">
      <style:paragraph-properties fo:margin-top="0in" fo:margin-bottom="0.028in" style:contextual-spacing="false"/>
    </style:style>
    <style:style style:name="P16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weight-asian="bold" style:font-name-complex="Arial1"/>
    </style:style>
    <style:style style:name="P17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18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3pt" style:font-size-asian="3pt" style:font-name-complex="Arial1" style:font-size-complex="3pt"/>
    </style:style>
    <style:style style:name="P19" style:family="paragraph" style:parent-style-name="Subtitle">
      <style:paragraph-properties fo:text-align="start" style:justify-single-word="false"/>
      <style:text-properties fo:color="#000000" loext:opacity="100%" style:font-name="Arial1" fo:font-size="1pt" fo:font-weight="bold" style:font-name-asian="Calibri" style:font-size-asian="1pt" style:font-weight-asian="bold" style:font-name-complex="Arial1" style:font-size-complex="1pt" style:font-weight-complex="bold"/>
    </style:style>
    <style:style style:name="P20" style:family="paragraph" style:parent-style-name="Title">
      <style:paragraph-properties fo:margin-top="0in" fo:margin-bottom="0.028in" style:contextual-spacing="false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5.1874in"/>
        </style:tab-stops>
      </style:paragraph-properties>
      <style:text-properties fo:color="#000000" loext:opacity="100%" style:font-name="Arial1" fo:font-size="1pt" style:font-size-asian="1pt" style:font-name-complex="Arial1" style:font-size-complex="1pt"/>
    </style:style>
    <style:style style:name="P21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22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4295f" style:font-size-asian="10pt" style:font-name-complex="Arial1" style:font-size-complex="10pt"/>
    </style:style>
    <style:style style:name="P23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P24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1pt" fo:font-weight="bold" style:font-name-asian="Calibri" style:font-size-asian="11pt" style:font-weight-asian="bold" style:font-name-complex="Arial1" style:font-size-complex="11pt" style:font-weight-complex="bold"/>
    </style:style>
    <style:style style:name="P26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officeooo:paragraph-rsid="001aef7c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65069a"/>
    </style:style>
    <style:style style:name="P29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30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officeooo:paragraph-rsid="007b82fc"/>
    </style:style>
    <style:style style:name="P31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officeooo:paragraph-rsid="00886594"/>
    </style:style>
    <style:style style:name="P32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</style:style>
    <style:style style:name="P33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  <style:text-properties officeooo:paragraph-rsid="0025975a"/>
    </style:style>
    <style:style style:name="P34" style:family="paragraph" style:parent-style-name="Text_20_body">
      <style:paragraph-properties fo:margin-top="0in" fo:margin-bottom="0.028in" style:contextual-spacing="false"/>
      <style:text-properties officeooo:paragraph-rsid="0025975a"/>
    </style:style>
    <style:style style:name="P35" style:family="paragraph" style:parent-style-name="Text_20_body">
      <style:paragraph-properties fo:margin-top="0in" fo:margin-bottom="0.028in" style:contextual-spacing="false"/>
      <style:text-properties fo:font-size="2pt" officeooo:paragraph-rsid="0025975a" style:font-size-asian="1.75pt" style:font-size-complex="2pt"/>
    </style:style>
    <style:style style:name="P36" style:family="paragraph" style:parent-style-name="Standard">
      <style:paragraph-properties fo:margin-left="0.1in" fo:margin-right="0in" fo:margin-top="0in" fo:margin-bottom="0.028in" style:contextual-spacing="false" fo:text-indent="0in" style:auto-text-indent="false"/>
    </style:style>
    <style:style style:name="P37" style:family="paragraph" style:parent-style-name="Title">
      <style:paragraph-properties fo:margin-top="0in" fo:margin-bottom="0.028in" style:contextual-spacing="false"/>
      <style:text-properties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P38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39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rsid="001aef7c" officeooo:paragraph-rsid="001aef7c" style:font-name-asian="Calibri" style:font-size-asian="12pt" style:font-name-complex="Arial1" style:font-size-complex="12pt"/>
    </style:style>
    <style:style style:name="P40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41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42" style:family="paragraph" style:parent-style-name="Title">
      <style:paragraph-properties fo:margin-top="0in" fo:margin-bottom="0.028in" style:contextual-spacing="false" fo:text-align="justify" style:justify-single-word="false">
        <style:tab-stops>
          <style:tab-stop style:position="5.1874in"/>
        </style:tab-stops>
      </style:paragraph-properties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P43" style:family="paragraph" style:parent-style-name="Standard">
      <style:paragraph-properties fo:margin-top="0in" fo:margin-bottom="0.0417in" style:contextual-spacing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fo:font-weight="bold" officeooo:rsid="0078c40d" officeooo:paragraph-rsid="0078c40d" style:font-name-asian="Calibri" style:font-size-asian="10pt" style:font-weight-asian="bold" style:font-name-complex="Arial1" style:font-size-complex="10pt"/>
    </style:style>
    <style:style style:name="P45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32e47f" officeooo:paragraph-rsid="00afe3c5" style:font-name-asian="Arial1" style:font-size-asian="10pt" style:font-name-complex="Arial1" style:font-size-complex="10pt"/>
    </style:style>
    <style:style style:name="P46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a1a63e" officeooo:paragraph-rsid="00a1a63e" style:font-name-asian="Arial1" style:font-size-asian="10pt" style:font-name-complex="Arial1" style:font-size-complex="10pt"/>
    </style:style>
    <style:style style:name="P47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50b957" officeooo:paragraph-rsid="0094d0cb" style:font-name-asian="Arial1" style:font-size-asian="10pt" style:font-name-complex="Arial1" style:font-size-complex="10pt"/>
    </style:style>
    <style:style style:name="P48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44a00" officeooo:paragraph-rsid="009d513c" style:font-name-asian="Arial1" style:font-size-asian="10pt" style:font-name-complex="Arial1" style:font-size-complex="10pt"/>
    </style:style>
    <style:style style:name="P49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b5b8f" officeooo:paragraph-rsid="0071757b" style:font-name-asian="Arial1" style:font-size-asian="10pt" style:font-name-complex="Arial1" style:font-size-complex="10pt"/>
    </style:style>
    <style:style style:name="P50" style:family="paragraph" style:parent-style-name="Standard" style:list-style-name="L3">
      <loext:graphic-properties draw:fill="none"/>
      <style:paragraph-properties fo:margin-left="0in" fo:margin-right="0.0618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paragraph-rsid="0078c40d" style:font-name-asian="Calibri" style:font-size-asian="10pt" style:font-name-complex="Arial1" style:font-size-complex="10pt"/>
    </style:style>
    <style:style style:name="P51" style:family="paragraph" style:parent-style-name="Standard" style:list-style-name="L3">
      <loext:graphic-properties draw:fill="none"/>
      <style:paragraph-properties fo:margin-left="0in" fo:margin-right="0.8752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60a828" officeooo:paragraph-rsid="00662917" style:font-name-asian="Calibri" style:font-size-asian="10pt" style:font-name-complex="Arial1" style:font-size-complex="10pt"/>
    </style:style>
    <style:style style:name="P52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" fo:font-size="10pt" officeooo:rsid="00312aa0" officeooo:paragraph-rsid="00b0e73a" style:font-name-asian="Arial1" style:font-size-asian="10pt" style:font-name-complex="Arial1" style:font-size-complex="10pt"/>
    </style:style>
    <style:style style:name="P53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50b957"/>
    </style:style>
    <style:style style:name="P54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afbf63"/>
    </style:style>
    <style:style style:name="P55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Arial1" officeooo:paragraph-rsid="0050b957"/>
    </style:style>
    <style:style style:name="P56" style:family="paragraph" style:parent-style-name="Standard">
      <style:paragraph-properties fo:margin-left="0.1in" fo:margin-right="0in" fo:margin-top="0in" fo:margin-bottom="0.028in" style:contextual-spacing="false" fo:text-align="start" style:justify-single-word="false" fo:text-indent="0in" style:auto-text-indent="false"/>
      <style:text-properties style:font-name="Arial1" fo:font-size="10pt" officeooo:rsid="007b82fc" officeooo:paragraph-rsid="007b82fc" style:font-name-asian="Calibri" style:font-size-asian="10pt" style:font-name-complex="Arial1" style:font-size-complex="10pt"/>
    </style:style>
    <style:style style:name="P57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style:font-name="Arial1" fo:font-size="10pt" officeooo:rsid="001aef7c" officeooo:paragraph-rsid="00a6c3c4" style:font-size-asian="10pt" style:font-name-complex="Arial1" style:font-size-complex="10pt"/>
    </style:style>
    <style:style style:name="P58" style:family="paragraph" style:parent-style-name="Standard">
      <style:paragraph-properties fo:margin-top="0in" fo:margin-bottom="0.028in" style:contextual-spacing="false"/>
      <style:text-properties style:font-name="Arial1" fo:font-size="10pt" officeooo:rsid="001aef7c" officeooo:paragraph-rsid="00a6c3c4" style:font-size-asian="10pt" style:font-name-complex="Arial1" style:font-size-complex="10pt"/>
    </style:style>
    <style:style style:name="P59" style:family="paragraph" style:parent-style-name="Standard">
      <style:paragraph-properties fo:margin-top="0in" fo:margin-bottom="0.028in" style:contextual-spacing="false"/>
      <style:text-properties style:font-name="Arial1" fo:font-size="10pt" officeooo:paragraph-rsid="00a6c3c4" style:font-size-asian="10pt" style:font-name-complex="Arial1" style:font-size-complex="10pt"/>
    </style:style>
    <style:style style:name="P60" style:family="paragraph" style:parent-style-name="Standard">
      <style:paragraph-properties fo:margin-top="0in" fo:margin-bottom="0.028in" style:contextual-spacing="false"/>
      <style:text-properties style:font-name="Arial1" fo:font-weight="bold" style:font-name-asian="Calibri" style:font-weight-asian="bold" style:font-name-complex="Arial1"/>
    </style:style>
    <style:style style:name="P61" style:family="paragraph" style:parent-style-name="Standard">
      <style:paragraph-properties fo:margin-top="0in" fo:margin-bottom="0.028in" style:contextual-spacing="false"/>
      <style:text-properties style:font-name="Arial1" style:text-underline-style="solid" style:text-underline-width="auto" style:text-underline-color="font-color" fo:font-weight="bold" officeooo:paragraph-rsid="00a6c3c4" style:font-name-asian="Calibri" style:font-weight-asian="bold" style:font-name-complex="Arial1"/>
    </style:style>
    <style:style style:name="P62" style:family="paragraph" style:parent-style-name="Standard">
      <style:paragraph-properties fo:margin-top="0in" fo:margin-bottom="0.028in" style:contextual-spacing="false"/>
      <style:text-properties style:font-name="Arial1" fo:font-size="3pt" fo:font-weight="bold" officeooo:paragraph-rsid="00a6c3c4" style:font-name-asian="Calibri" style:font-size-asian="3pt" style:font-weight-asian="bold" style:font-name-complex="Arial1" style:font-size-complex="3pt"/>
    </style:style>
    <style:style style:name="P63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c5ac"/>
    </style:style>
    <style:style style:name="P64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</style:style>
    <style:style style:name="P65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60a828"/>
    </style:style>
    <style:style style:name="P66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8c40d"/>
    </style:style>
    <style:style style:name="P67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84602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2602e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a2a9f2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a49490"/>
    </style:style>
    <style:style style:name="P71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80a197" officeooo:paragraph-rsid="0080a197"/>
    </style:style>
    <style:style style:name="P72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a1294" officeooo:paragraph-rsid="0074295f"/>
    </style:style>
    <style:style style:name="P73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784a1" officeooo:paragraph-rsid="006784a1"/>
    </style:style>
    <style:style style:name="P74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6e71" officeooo:paragraph-rsid="00626e71"/>
    </style:style>
    <style:style style:name="P75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1c84" officeooo:paragraph-rsid="00626e71"/>
    </style:style>
    <style:style style:name="P76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784602" officeooo:paragraph-rsid="00a6ff63"/>
    </style:style>
    <style:style style:name="P77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officeooo:paragraph-rsid="00a6c3c4"/>
    </style:style>
    <style:style style:name="T1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2" style:family="text">
      <style:text-properties style:font-name="Arial1" fo:font-size="10pt" fo:font-weight="bold" officeooo:rsid="0021fb0e" style:font-size-asian="10pt" style:font-weight-asian="bold" style:font-name-complex="Arial1" style:font-size-complex="10pt"/>
    </style:style>
    <style:style style:name="T3" style:family="text">
      <style:text-properties style:font-name="Arial1" fo:font-size="10pt" fo:font-weight="bold" style:font-name-asian="Calibri" style:font-size-asian="10pt" style:font-weight-asian="bold" style:font-name-complex="Arial1" style:font-size-complex="10pt"/>
    </style:style>
    <style:style style:name="T4" style:family="text">
      <style:text-properties style:font-name="Arial1" fo:font-size="10pt" fo:font-weight="bold" style:font-name-asian="Helvetica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1" fo:font-size="10pt" style:font-size-asian="10pt" style:font-name-complex="Arial1" style:font-size-complex="10pt"/>
    </style:style>
    <style:style style:name="T6" style:family="text">
      <style:text-properties style:font-name="Arial1" fo:font-size="10pt" style:font-name-asian="Calibri" style:font-size-asian="10pt" style:font-name-complex="Arial1" style:font-size-complex="10pt"/>
    </style:style>
    <style:style style:name="T7" style:family="text">
      <style:text-properties style:font-name="Arial1" fo:font-size="10pt" officeooo:rsid="007afaab" style:font-name-asian="Calibri" style:font-size-asian="10pt" style:font-name-complex="Arial1" style:font-size-complex="10pt"/>
    </style:style>
    <style:style style:name="T8" style:family="text">
      <style:text-properties style:font-name="Arial1" fo:font-size="10pt" officeooo:rsid="007b82fc" style:font-name-asian="Calibri" style:font-size-asian="10pt" style:font-name-complex="Arial1" style:font-size-complex="10pt"/>
    </style:style>
    <style:style style:name="T9" style:family="text">
      <style:text-properties style:font-name="Arial1" fo:font-size="10pt" officeooo:rsid="007c1045" style:font-name-asian="Calibri" style:font-size-asian="10pt" style:font-name-complex="Arial1" style:font-size-complex="10pt"/>
    </style:style>
    <style:style style:name="T10" style:family="text">
      <style:text-properties style:font-name="Arial1" fo:font-size="10pt" style:font-name-asian="Helvetica" style:font-size-asian="10pt" style:font-name-complex="Arial1" style:font-size-complex="10pt"/>
    </style:style>
    <style:style style:name="T11" style:family="text">
      <style:text-properties style:font-name="Arial1" fo:font-size="10pt" style:font-name-asian="Helvetica" style:font-size-asian="10pt" style:font-name-complex="Arial1" style:font-size-complex="10pt" style:font-weight-complex="bold"/>
    </style:style>
    <style:style style:name="T12" style:family="text">
      <style:text-properties style:font-name="Arial1" fo:font-size="10pt" officeooo:rsid="0025975a" style:font-name-asian="Helvetica" style:font-size-asian="10pt" style:font-name-complex="Arial1" style:font-size-complex="10pt" style:font-weight-complex="bold"/>
    </style:style>
    <style:style style:name="T13" style:family="text">
      <style:text-properties style:font-name="Arial1" fo:font-size="10pt" fo:font-weight="normal" style:font-name-asian="Helvetica" style:font-size-asian="10pt" style:font-weight-asian="normal" style:font-name-complex="Arial1" style:font-size-complex="10pt" style:font-weight-complex="normal"/>
    </style:style>
    <style:style style:name="T14" style:family="text">
      <style:text-properties style:font-name-asian="Calibri"/>
    </style:style>
    <style:style style:name="T15" style:family="text">
      <style:text-properties fo:color="#000000" loext:opacity="100%"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T16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17" style:family="text">
      <style:text-properties fo:color="#000000" loext:opacity="100%" style:font-name="Arial1" fo:font-size="12pt" style:font-name-asian="Calibri" style:font-size-asian="12pt" style:font-name-complex="Arial1" style:font-size-complex="12pt"/>
    </style:style>
    <style:style style:name="T18" style:family="text"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T19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T20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T21" style:family="text">
      <style:text-properties fo:color="#000000" loext:opacity="100%" style:font-name="Arial1" fo:font-size="10pt" fo:font-weight="bold" officeooo:rsid="002d031f" style:font-name-asian="Calibri" style:font-size-asian="10pt" style:font-weight-asian="bold" style:font-name-complex="Arial1" style:font-size-complex="10pt"/>
    </style:style>
    <style:style style:name="T22" style:family="text">
      <style:text-properties fo:color="#000000" loext:opacity="100%" style:font-name="Arial1" fo:font-size="10pt" fo:font-weight="bold" officeooo:rsid="005c2806" style:font-name-asian="Calibri" style:font-size-asian="10pt" style:font-weight-asian="bold" style:font-name-complex="Arial1" style:font-size-complex="10pt"/>
    </style:style>
    <style:style style:name="T23" style:family="text">
      <style:text-properties fo:color="#000000" loext:opacity="100%" style:font-name="Arial1" fo:font-size="10pt" fo:font-weight="bold" officeooo:rsid="005c6573" style:font-name-asian="Calibri" style:font-size-asian="10pt" style:font-weight-asian="bold" style:font-name-complex="Arial1" style:font-size-complex="10pt"/>
    </style:style>
    <style:style style:name="T24" style:family="text">
      <style:text-properties fo:color="#000000" loext:opacity="100%" style:font-name="Arial1" fo:font-size="10pt" style:font-name-asian="Calibri" style:font-size-asian="10pt" style:font-name-complex="Arial1" style:font-size-complex="10pt"/>
    </style:style>
    <style:style style:name="T25" style:family="text">
      <style:text-properties fo:color="#000000" loext:opacity="100%" style:font-name="Arial1" fo:font-size="10pt" style:font-name-asian="Calibri" style:font-size-asian="10pt" style:font-name-complex="Arial1" style:font-size-complex="10pt" style:font-weight-complex="bold"/>
    </style:style>
    <style:style style:name="T26" style:family="text">
      <style:text-properties fo:color="#000000" loext:opacity="100%" style:font-name="Arial1" fo:font-size="10pt" officeooo:rsid="002b5b8f" style:font-name-asian="Calibri" style:font-size-asian="10pt" style:font-name-complex="Arial1" style:font-size-complex="10pt"/>
    </style:style>
    <style:style style:name="T27" style:family="text">
      <style:text-properties fo:color="#000000" loext:opacity="100%" style:font-name="Arial1" fo:font-size="10pt" officeooo:rsid="002d031f" style:font-name-asian="Calibri" style:font-size-asian="10pt" style:font-name-complex="Arial1" style:font-size-complex="10pt"/>
    </style:style>
    <style:style style:name="T28" style:family="text">
      <style:text-properties fo:color="#000000" loext:opacity="100%" style:font-name="Arial1" fo:font-size="10pt" officeooo:rsid="005c6573" style:font-name-asian="Calibri" style:font-size-asian="10pt" style:font-name-complex="Arial1" style:font-size-complex="10pt"/>
    </style:style>
    <style:style style:name="T29" style:family="text">
      <style:text-properties fo:color="#000000" loext:opacity="100%" style:font-name="Arial1" fo:font-size="10pt" officeooo:rsid="005eabb1" style:font-name-asian="Calibri" style:font-size-asian="10pt" style:font-name-complex="Arial1" style:font-size-complex="10pt"/>
    </style:style>
    <style:style style:name="T30" style:family="text">
      <style:text-properties fo:color="#000000" loext:opacity="100%" style:font-name="Arial1" fo:font-size="10pt" officeooo:rsid="005cc5ac" style:font-name-asian="Calibri" style:font-size-asian="10pt" style:font-name-complex="Arial1" style:font-size-complex="10pt"/>
    </style:style>
    <style:style style:name="T31" style:family="text">
      <style:text-properties fo:color="#000000" loext:opacity="100%" style:font-name="Arial1" fo:font-size="10pt" officeooo:rsid="00626e71" style:font-name-asian="Calibri" style:font-size-asian="10pt" style:font-name-complex="Arial1" style:font-size-complex="10pt"/>
    </style:style>
    <style:style style:name="T32" style:family="text">
      <style:text-properties fo:color="#000000" loext:opacity="100%" style:font-name="Arial1" fo:font-size="10pt" officeooo:rsid="0060a828" style:font-name-asian="Calibri" style:font-size-asian="10pt" style:font-name-complex="Arial1" style:font-size-complex="10pt"/>
    </style:style>
    <style:style style:name="T33" style:family="text">
      <style:text-properties fo:color="#000000" loext:opacity="100%" style:font-name="Arial1" fo:font-size="10pt" officeooo:rsid="00629c6c" style:font-name-asian="Calibri" style:font-size-asian="10pt" style:font-name-complex="Arial1" style:font-size-complex="10pt"/>
    </style:style>
    <style:style style:name="T34" style:family="text">
      <style:text-properties fo:color="#000000" loext:opacity="100%" style:font-name="Arial1" fo:font-size="10pt" officeooo:rsid="00632233" style:font-name-asian="Calibri" style:font-size-asian="10pt" style:font-name-complex="Arial1" style:font-size-complex="10pt"/>
    </style:style>
    <style:style style:name="T35" style:family="text">
      <style:text-properties fo:color="#000000" loext:opacity="100%" style:font-name="Arial1" fo:font-size="10pt" officeooo:rsid="006784a1" style:font-name-asian="Calibri" style:font-size-asian="10pt" style:font-name-complex="Arial1" style:font-size-complex="10pt"/>
    </style:style>
    <style:style style:name="T36" style:family="text">
      <style:text-properties fo:color="#000000" loext:opacity="100%" style:font-name="Arial1" fo:font-size="10pt" officeooo:rsid="006820b6" style:font-name-asian="Calibri" style:font-size-asian="10pt" style:font-name-complex="Arial1" style:font-size-complex="10pt"/>
    </style:style>
    <style:style style:name="T37" style:family="text">
      <style:text-properties fo:color="#000000" loext:opacity="100%" style:font-name="Arial1" fo:font-size="10pt" officeooo:rsid="006bc248" style:font-name-asian="Calibri" style:font-size-asian="10pt" style:font-name-complex="Arial1" style:font-size-complex="10pt"/>
    </style:style>
    <style:style style:name="T38" style:family="text">
      <style:text-properties fo:color="#000000" loext:opacity="100%" style:font-name="Arial1" fo:font-size="10pt" officeooo:rsid="006bc31f" style:font-name-asian="Calibri" style:font-size-asian="10pt" style:font-name-complex="Arial1" style:font-size-complex="10pt"/>
    </style:style>
    <style:style style:name="T39" style:family="text">
      <style:text-properties fo:color="#000000" loext:opacity="100%" style:font-name="Arial1" fo:font-size="10pt" officeooo:rsid="006c8bf1" style:font-name-asian="Calibri" style:font-size-asian="10pt" style:font-name-complex="Arial1" style:font-size-complex="10pt"/>
    </style:style>
    <style:style style:name="T40" style:family="text">
      <style:text-properties fo:color="#000000" loext:opacity="100%" style:font-name="Arial1" fo:font-size="10pt" officeooo:rsid="006d8ba7" style:font-name-asian="Calibri" style:font-size-asian="10pt" style:font-name-complex="Arial1" style:font-size-complex="10pt"/>
    </style:style>
    <style:style style:name="T41" style:family="text">
      <style:text-properties fo:color="#000000" loext:opacity="100%" style:font-name="Arial1" fo:font-size="10pt" officeooo:rsid="006e2e9f" style:font-name-asian="Calibri" style:font-size-asian="10pt" style:font-name-complex="Arial1" style:font-size-complex="10pt"/>
    </style:style>
    <style:style style:name="T42" style:family="text">
      <style:text-properties fo:color="#000000" loext:opacity="100%" style:font-name="Arial1" fo:font-size="10pt" officeooo:rsid="0080dd80" style:font-name-asian="Calibri" style:font-size-asian="10pt" style:font-name-complex="Arial1" style:font-size-complex="10pt"/>
    </style:style>
    <style:style style:name="T43" style:family="text">
      <style:text-properties fo:color="#000000" loext:opacity="100%" style:font-name="Arial1" fo:font-size="10pt" officeooo:rsid="008452eb" style:font-name-asian="Calibri" style:font-size-asian="10pt" style:font-name-complex="Arial1" style:font-size-complex="10pt"/>
    </style:style>
    <style:style style:name="T44" style:family="text">
      <style:text-properties fo:color="#000000" loext:opacity="100%" style:font-name="Arial1" fo:font-size="10pt" officeooo:rsid="00845669" style:font-name-asian="Calibri" style:font-size-asian="10pt" style:font-name-complex="Arial1" style:font-size-complex="10pt"/>
    </style:style>
    <style:style style:name="T45" style:family="text">
      <style:text-properties fo:color="#000000" loext:opacity="100%" style:font-name="Arial1" fo:font-size="10pt" officeooo:rsid="00855ae7" style:font-name-asian="Calibri" style:font-size-asian="10pt" style:font-name-complex="Arial1" style:font-size-complex="10pt"/>
    </style:style>
    <style:style style:name="T46" style:family="text">
      <style:text-properties fo:color="#000000" loext:opacity="100%" style:font-name="Arial1" fo:font-size="10pt" officeooo:rsid="00867041" style:font-name-asian="Calibri" style:font-size-asian="10pt" style:font-name-complex="Arial1" style:font-size-complex="10pt"/>
    </style:style>
    <style:style style:name="T47" style:family="text">
      <style:text-properties fo:color="#000000" loext:opacity="100%" style:font-name="Arial1" fo:font-size="10pt" officeooo:rsid="008c8392" style:font-name-asian="Calibri" style:font-size-asian="10pt" style:font-name-complex="Arial1" style:font-size-complex="10pt"/>
    </style:style>
    <style:style style:name="T48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49" style:family="text">
      <style:text-properties fo:color="#000000" loext:opacity="100%" style:font-name="Arial1" fo:font-size="10pt" officeooo:rsid="00784602" style:font-size-asian="10pt" style:font-name-complex="Arial1" style:font-size-complex="10pt"/>
    </style:style>
    <style:style style:name="T50" style:family="text">
      <style:text-properties fo:color="#000000" loext:opacity="100%" style:font-name="Arial1" fo:font-size="10pt" officeooo:rsid="0078c40d" style:font-size-asian="10pt" style:font-name-complex="Arial1" style:font-size-complex="10pt"/>
    </style:style>
    <style:style style:name="T51" style:family="text">
      <style:text-properties fo:color="#000000" loext:opacity="100%" style:font-name="Arial1" fo:font-size="10pt" officeooo:rsid="00221966" style:font-name-asian="Arial1" style:font-size-asian="10pt" style:font-name-complex="Arial1" style:font-size-complex="10pt"/>
    </style:style>
    <style:style style:name="T52" style:family="text">
      <style:text-properties fo:color="#000000" loext:opacity="100%" style:font-name="Arial1" fo:font-size="10pt" officeooo:rsid="0023d902" style:font-name-asian="Arial1" style:font-size-asian="10pt" style:font-name-complex="Arial1" style:font-size-complex="10pt"/>
    </style:style>
    <style:style style:name="T53" style:family="text">
      <style:text-properties fo:color="#000000" loext:opacity="100%" style:font-name="Arial1" fo:font-size="10pt" officeooo:rsid="00345a93" style:font-name-asian="Arial1" style:font-size-asian="10pt" style:font-name-complex="Arial1" style:font-size-complex="10pt"/>
    </style:style>
    <style:style style:name="T54" style:family="text">
      <style:text-properties fo:color="#000000" loext:opacity="100%" style:font-name="Arial1" fo:font-size="10pt" officeooo:rsid="00352dcf" style:font-name-asian="Arial1" style:font-size-asian="10pt" style:font-name-complex="Arial1" style:font-size-complex="10pt"/>
    </style:style>
    <style:style style:name="T55" style:family="text">
      <style:text-properties fo:color="#000000" loext:opacity="100%" style:font-name="Arial1" fo:font-size="10pt" officeooo:rsid="00355a26" style:font-name-asian="Arial1" style:font-size-asian="10pt" style:font-name-complex="Arial1" style:font-size-complex="10pt"/>
    </style:style>
    <style:style style:name="T56" style:family="text">
      <style:text-properties fo:color="#000000" loext:opacity="100%" style:font-name="Arial1" fo:font-size="10pt" officeooo:rsid="00374b6d" style:font-name-asian="Arial1" style:font-size-asian="10pt" style:font-name-complex="Arial1" style:font-size-complex="10pt"/>
    </style:style>
    <style:style style:name="T57" style:family="text">
      <style:text-properties fo:color="#000000" loext:opacity="100%" style:font-name="Arial1" fo:font-size="10pt" officeooo:rsid="0042d942" style:font-name-asian="Arial1" style:font-size-asian="10pt" style:font-name-complex="Arial1" style:font-size-complex="10pt"/>
    </style:style>
    <style:style style:name="T58" style:family="text">
      <style:text-properties fo:color="#000000" loext:opacity="100%" style:font-name="Arial1" fo:font-size="10pt" officeooo:rsid="00a93034" style:font-name-asian="Arial1" style:font-size-asian="10pt" style:font-name-complex="Arial1" style:font-size-complex="10pt"/>
    </style:style>
    <style:style style:name="T59" style:family="text">
      <style:text-properties fo:color="#000000" loext:opacity="100%" style:font-name="Arial1" fo:font-size="10pt" officeooo:rsid="00adf5c6" style:font-name-asian="Arial1" style:font-size-asian="10pt" style:font-name-complex="Arial1" style:font-size-complex="10pt"/>
    </style:style>
    <style:style style:name="T60" style:family="text">
      <style:text-properties fo:color="#000000" loext:opacity="100%" style:font-name="Arial1" fo:font-size="10pt" fo:font-weight="normal" officeooo:rsid="005c6573" style:font-name-asian="Calibri" style:font-size-asian="10pt" style:font-weight-asian="normal" style:font-name-complex="Arial1" style:font-size-complex="10pt" style:font-weight-complex="normal"/>
    </style:style>
    <style:style style:name="T61" style:family="text">
      <style:text-properties fo:color="#000000" loext:opacity="100%" style:font-name="Arial1" fo:font-size="10pt" fo:font-weight="normal" officeooo:rsid="002d031f" style:font-name-asian="Calibri" style:font-size-asian="10pt" style:font-weight-asian="normal" style:font-name-complex="Arial1" style:font-size-complex="10pt" style:font-weight-complex="normal"/>
    </style:style>
    <style:style style:name="T62" style:family="text">
      <style:text-properties fo:color="#000000" loext:opacity="100%" style:font-name="Arial1" fo:font-size="10pt" fo:font-weight="normal" officeooo:rsid="00a2a9f2" style:font-name-asian="Calibri" style:font-size-asian="10pt" style:font-weight-asian="normal" style:font-name-complex="Arial1" style:font-size-complex="10pt" style:font-weight-complex="normal"/>
    </style:style>
    <style:style style:name="T63" style:family="text">
      <style:text-properties fo:color="#000000" loext:opacity="100%" style:font-name="Arial1" fo:font-size="10pt" fo:font-weight="normal" officeooo:rsid="00a49490" style:font-name-asian="Calibri" style:font-size-asian="10pt" style:font-weight-asian="normal" style:font-name-complex="Arial1" style:font-size-complex="10pt" style:font-weight-complex="normal"/>
    </style:style>
    <style:style style:name="T64" style:family="text">
      <style:text-properties fo:color="#000000" loext:opacity="100%" style:font-name="Arial1" fo:font-size="11pt" fo:font-weight="bold" officeooo:rsid="0065069a" style:font-name-asian="Calibri" style:font-size-asian="11pt" style:font-weight-asian="bold" style:font-name-complex="Arial1" style:font-size-complex="11pt"/>
    </style:style>
    <style:style style:name="T65" style:family="text">
      <style:text-properties fo:color="#000000" loext:opacity="100%" fo:font-size="10pt" officeooo:rsid="0094d0cb" style:font-name-asian="Arial1" style:font-size-asian="10pt" style:font-name-complex="Arial1" style:font-size-complex="10pt"/>
    </style:style>
    <style:style style:name="T66" style:family="text">
      <style:text-properties fo:color="#000000" loext:opacity="100%" fo:font-size="10pt" officeooo:rsid="002b5b8f" style:font-name-asian="Arial1" style:font-size-asian="10pt" style:font-name-complex="Arial1" style:font-size-complex="10pt"/>
    </style:style>
    <style:style style:name="T67" style:family="text">
      <style:text-properties fo:color="#000000" loext:opacity="100%" fo:font-size="10pt" officeooo:rsid="0029d239" style:font-name-asian="Arial1" style:font-size-asian="10pt" style:font-name-complex="Arial1" style:font-size-complex="10pt"/>
    </style:style>
    <style:style style:name="T68" style:family="text">
      <style:text-properties fo:color="#000000" loext:opacity="100%" fo:font-size="10pt" officeooo:rsid="002bbcbc" style:font-name-asian="Arial1" style:font-size-asian="10pt" style:font-name-complex="Arial1" style:font-size-complex="10pt"/>
    </style:style>
    <style:style style:name="T69" style:family="text">
      <style:text-properties fo:color="#000000" loext:opacity="100%" fo:font-size="10pt" officeooo:rsid="00a93034" style:font-name-asian="Arial1" style:font-size-asian="10pt" style:font-name-complex="Arial1" style:font-size-complex="10pt"/>
    </style:style>
    <style:style style:name="T70" style:family="text">
      <style:text-properties fo:color="#000000" loext:opacity="100%" fo:font-size="10pt" officeooo:rsid="00ab28df" style:font-name-asian="Arial1" style:font-size-asian="10pt" style:font-name-complex="Arial1" style:font-size-complex="10pt"/>
    </style:style>
    <style:style style:name="T71" style:family="text">
      <style:text-properties officeooo:rsid="0019f8dd"/>
    </style:style>
    <style:style style:name="T72" style:family="text">
      <style:text-properties officeooo:rsid="001e800a"/>
    </style:style>
    <style:style style:name="T73" style:family="text">
      <style:text-properties style:font-name="Arial" fo:font-size="10pt" officeooo:rsid="0025975a" style:font-name-asian="Helvetica" style:font-size-asian="10pt" style:font-name-complex="Arial1" style:font-size-complex="10pt" style:font-weight-complex="bold"/>
    </style:style>
    <style:style style:name="T74" style:family="text">
      <style:text-properties style:font-name="Arial" fo:font-size="10pt" officeooo:rsid="0025975a" style:font-size-asian="10pt" style:font-size-complex="10pt"/>
    </style:style>
    <style:style style:name="T75" style:family="text">
      <style:text-properties officeooo:rsid="002b5b8f"/>
    </style:style>
    <style:style style:name="T76" style:family="text">
      <style:text-properties officeooo:rsid="002c1bae"/>
    </style:style>
    <style:style style:name="T77" style:family="text">
      <style:text-properties officeooo:rsid="002f50b8"/>
    </style:style>
    <style:style style:name="T78" style:family="text">
      <style:text-properties style:text-underline-style="none"/>
    </style:style>
    <style:style style:name="T79" style:family="text">
      <style:text-properties officeooo:rsid="00326385"/>
    </style:style>
    <style:style style:name="T80" style:family="text">
      <style:text-properties officeooo:rsid="0032e47f"/>
    </style:style>
    <style:style style:name="T81" style:family="text">
      <style:text-properties officeooo:rsid="003a6850"/>
    </style:style>
    <style:style style:name="T82" style:family="text">
      <style:text-properties officeooo:rsid="003c2ccc"/>
    </style:style>
    <style:style style:name="T83" style:family="text">
      <style:text-properties officeooo:rsid="003dc2c8"/>
    </style:style>
    <style:style style:name="T84" style:family="text">
      <style:text-properties officeooo:rsid="003fb98d"/>
    </style:style>
    <style:style style:name="T85" style:family="text">
      <style:text-properties officeooo:rsid="0052a7c6"/>
    </style:style>
    <style:style style:name="T86" style:family="text">
      <style:text-properties officeooo:rsid="00551dbd"/>
    </style:style>
    <style:style style:name="T87" style:family="text">
      <style:text-properties fo:font-size="11pt" style:font-size-asian="11pt" style:font-size-complex="11pt"/>
    </style:style>
    <style:style style:name="T88" style:family="text">
      <style:text-properties fo:font-size="11pt" fo:font-weight="normal" style:font-size-asian="11pt" style:font-weight-asian="normal" style:font-size-complex="11pt" style:font-weight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size="10pt" fo:font-weight="normal" style:font-size-asian="10pt" style:font-weight-asian="normal" style:font-size-complex="10pt" style:font-weight-complex="normal"/>
    </style:style>
    <style:style style:name="T91" style:family="text">
      <style:text-properties officeooo:rsid="0070bdbb"/>
    </style:style>
    <style:style style:name="T92" style:family="text">
      <style:text-properties fo:color="#0000ff" loext:opacity="100%" style:font-name="Arial1" fo:font-size="10pt" style:font-name-asian="Calibri" style:font-size-asian="10pt" style:font-name-complex="Arial1" style:font-size-complex="10pt"/>
    </style:style>
    <style:style style:name="T93" style:family="text">
      <style:text-properties officeooo:rsid="0078c40d"/>
    </style:style>
    <style:style style:name="T94" style:family="text">
      <style:text-properties officeooo:rsid="00796e5c"/>
    </style:style>
    <style:style style:name="T95" style:family="text">
      <style:text-properties officeooo:rsid="007afaab"/>
    </style:style>
    <style:style style:name="T96" style:family="text">
      <style:text-properties officeooo:rsid="007b82fc"/>
    </style:style>
    <style:style style:name="T97" style:family="text">
      <style:text-properties officeooo:rsid="007dc99f"/>
    </style:style>
    <style:style style:name="T98" style:family="text">
      <style:text-properties officeooo:rsid="0088798a"/>
    </style:style>
    <style:style style:name="T99" style:family="text">
      <style:text-properties officeooo:rsid="0090f7ae"/>
    </style:style>
    <style:style style:name="T100" style:family="text">
      <style:text-properties officeooo:rsid="009efa1d"/>
    </style:style>
    <style:style style:name="T101" style:family="text">
      <style:text-properties officeooo:rsid="00a2a9f2"/>
    </style:style>
    <style:style style:name="T102" style:family="text">
      <style:text-properties officeooo:rsid="00a49490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officeooo:rsid="00a8fa60"/>
    </style:style>
    <style:style style:name="T105" style:family="text">
      <style:text-properties officeooo:rsid="00a93034"/>
    </style:style>
    <style:style style:name="T106" style:family="text">
      <style:text-properties officeooo:rsid="00b0acbf"/>
    </style:style>
    <style:style style:name="T107" style:family="text">
      <style:text-properties officeooo:rsid="00b0e73a"/>
    </style:style>
    <style:style style:name="T108" style:family="text">
      <style:text-properties officeooo:rsid="00b26e65"/>
    </style:style>
    <style:style style:name="T109" style:family="text">
      <style:text-properties officeooo:rsid="00b28ebc"/>
    </style:style>
    <style:style style:name="T110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text-indent="0.25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JORDAN MOLDOW<text:span text:style-name="T15"/></text:p>
      <text:p text:style-name="P1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9"/>
            <text:p text:style-name="P29"><text:span text:style-name="T16">(201) 655-1224</text:span><text:span text:style-name="T16"/></text:p>
          </table:table-cell>
          <table:table-cell table:style-name="Table1.A1" office:value-type="string">
            <text:p text:style-name="P39">San José, CA<text:span text:style-name="T17"/></text:p>
            <text:p text:style-name="P40"><text:a xlink:type="simple" xlink:href="mailto:jmoldow@alum.mit.edu" text:style-name="Internet_20_link" text:visited-style-name="Visited_20_Internet_20_Link"><text:span text:style-name="T78">jmoldow@alum.mit.edu</text:span></text:a> <text:s/><text:span text:style-name="T17"/></text:p>
          </table:table-cell>
          <table:table-cell table:style-name="Table1.A1" office:value-type="string">
            <text:p text:style-name="P24"/>
            <text:p text:style-name="P41"><text:a xlink:type="simple" xlink:href="https://github.com/jmoldow" text:style-name="Internet_20_link" text:visited-style-name="Visited_20_Internet_20_Link"><text:span text:style-name="T72">https://</text:span>github.com/jmoldow</text:a> <text:span text:style-name="T17"/></text:p>
          </table:table-cell>
        </table:table-row>
      </table:table>
      <text:p text:style-name="P20"/>
      <text:p text:style-name="P42"><text:tab/><text:span text:style-name="T18"/></text:p>
      <text:p text:style-name="P17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<text:span text:style-name="T19">Bachelor of Science </text:span><text:span text:style-name="T25">in </text:span><text:span text:style-name="T20">Mathematics </text:span><text:span text:style-name="T24">and in </text:span><text:span text:style-name="T19">Computer Science and Engineering</text:span></text:p>
            <text:p text:style-name="P36"><text:span text:style-name="T24">Massachusetts</text:span><text:span text:style-name="T48"> </text:span><text:span text:style-name="T24">Institute</text:span><text:span text:style-name="T48"> </text:span><text:span text:style-name="T24">of</text:span><text:span text:style-name="T48"> </text:span><text:span text:style-name="T24">Technology</text:span><text:span text:style-name="T48"> (</text:span><text:span text:style-name="T24">MIT</text:span><text:span text:style-name="T48">), </text:span><text:span text:style-name="T24">Cambridge</text:span><text:span text:style-name="T48">, </text:span><text:span text:style-name="T24">MA</text:span></text:p>
          </table:table-cell>
          <table:table-cell table:style-name="Table2.A1" office:value-type="string">
            <text:p text:style-name="P21">2010 – 2014</text:p>
          </table:table-cell>
        </table:table-row>
      </table:table>
      <text:p text:style-name="P18"/>
      <text:p text:style-name="P16"><text:span text:style-name="T14">WORK</text:span> <text:span text:style-name="T14">EXPERIEN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<text:span text:style-name="T87">Box</text:span><text:span text:style-name="T88"> – </text:span><text:a xlink:type="simple" xlink:href="https://www.box.com/overview" text:style-name="Internet_20_link" text:visited-style-name="Visited_20_Internet_20_Link"><text:span text:style-name="T88">https://www.box.com/overview</text:span></text:a><text:span text:style-name="T89"> </text:span><text:span text:style-name="T19"/></text:p>
          </table:table-cell>
          <table:table-cell table:style-name="Table3.A1" office:value-type="string">
            <text:p text:style-name="P21">2014 – <text:span text:style-name="T71">2023</text:span></text:p>
          </table:table-cell>
        </table:table-row>
        <table:table-row table:style-name="Table3.2">
          <table:table-cell table:style-name="Table3.A1" office:value-type="string">
            <text:p text:style-name="P68"><text:span text:style-name="T24">Database Tools and Automation</text:span><text:span text:style-name="T26"> </text:span><text:span text:style-name="T24">team, </text:span><text:span text:style-name="T27">Box</text:span></text:p>
            <text:p text:style-name="P69"><text:span text:style-name="T21">Staff </text:span><text:span text:style-name="T23">Software Engineer</text:span><text:span text:style-name="T61"> </text:span><text:span text:style-name="T62">(2019 – 2023), </text:span><text:span text:style-name="T22">Senior</text:span><text:span text:style-name="T21"> </text:span><text:span text:style-name="T23">Software Engineer</text:span><text:span text:style-name="T60"> </text:span><text:span text:style-name="T62">(2017 – 2019)</text:span></text:p>
          </table:table-cell>
          <table:table-cell table:style-name="Table3.A1" office:value-type="string">
            <text:p text:style-name="P21">201<text:span text:style-name="T101">7</text:span> – <text:span text:style-name="T71">2023</text:span></text:p>
          </table:table-cell>
        </table:table-row>
        <table:table-row table:style-name="Table3.2">
          <table:table-cell table:style-name="Table3.A1" table:number-columns-spanned="2" office:value-type="string">
            <text:list xml:id="list2580234539" text:style-name="L1">
              <text:list-item>
                <text:p text:style-name="P53"><text:span text:style-name="T53">Developed</text:span><text:span text:style-name="T51"> </text:span><text:span text:style-name="T59">services</text:span><text:span text:style-name="T51">, </text:span><text:span text:style-name="T56">sharding </text:span><text:span text:style-name="T54">algorithms</text:span><text:span text:style-name="T53">,</text:span><text:span text:style-name="T51"> and protective measures </text:span><text:span text:style-name="T55">to support</text:span><text:span text:style-name="T51"> </text:span><text:span text:style-name="T53">Box’s </text:span><text:span text:style-name="T51">online relational data.</text:span></text:p>
              </text:list-item>
              <text:list-item>
                <text:p text:style-name="P54"><text:span text:style-name="T58">Served as t</text:span><text:span text:style-name="T51">echnical lead for team of 3-</text:span><text:span text:style-name="T52">4</text:span><text:span text:style-name="T51"> other software engineers.</text:span></text:p>
              </text:list-item>
              <text:list-item>
                <text:p text:style-name="P45"><text:span text:style-name="T81">Identified, d</text:span>efined <text:span text:style-name="T81">milestones,</text:span> and led <text:span text:style-name="T81">successful</text:span> execution of project to <text:span text:style-name="T81">eliminate reliability issues with “shard split” infrastructure, make it self-serve, and capable of running concurrent jobs. Prioritized high-impact, low-effort </text:span><text:span text:style-name="T84">automation</text:span><text:span text:style-name="T81"> and coached less-experienced engineers to deliver milestones.</text:span></text:p>
              </text:list-item>
              <text:list-item>
                <text:p text:style-name="P45"><text:span text:style-name="T81">Led team’s first successful cross-department </text:span><text:span text:style-name="T83">s</text:span><text:span text:style-name="T81">crum </text:span><text:span text:style-name="T82">team</text:span><text:span text:style-name="T81">.</text:span></text:p>
              </text:list-item>
              <text:list-item>
                <text:p text:style-name="P46">Led the team through the design and implementation of the last few major milestones of a 4-year migration off a legacy database. Replaced a hundreds-of-billions-of-rows unsharded database with a sparse, sharded data structure. Eliminated an expensive, nearly-full, high-toil <text:span text:style-name="T106">single point of failure</text:span>.</text:p>
              </text:list-item>
              <text:list-item>
                <text:p text:style-name="P47"><text:span text:style-name="T86">Delivered</text:span> proofs-of-concepts and evaluations for next generation MySQL database architecture: dynamic service discovery, single-leader topology with failover, Kubernetes migration for failover service, <text:span text:style-name="T86">Kafka to GCP Pub/Sub migration for change data capture (CDC) stream, </text:span>and Vitess cluster.</text:p>
              </text:list-item>
              <text:list-item>
                <text:p text:style-name="P47">Designed and guided the implementation for scaling the relational database tier by sharding a previously global table, unblocking previous scaling limitations and facilitating several major product launches.</text:p>
              </text:list-item>
              <text:list-item>
                <text:p text:style-name="P47">Coached 3 teammates through professional development to achieve promotions.</text:p>
              </text:list-item>
              <text:list-item>
                <text:p text:style-name="P48"><text:span text:style-name="T104">Served as te</text:span><text:span text:style-name="T99">mporary</text:span><text:span text:style-name="T75"> a</text:span>cting manager. <text:span text:style-name="T77">Finalized and tracked OKRs, </text:span><text:span text:style-name="T99">led</text:span><text:span text:style-name="T77"> </text:span><text:span text:style-name="T99">daily</text:span><text:span text:style-name="T77"> operations, overs</text:span><text:span text:style-name="T99">aw multiple projects</text:span><text:span text:style-name="T77">, conducted informal </text:span><text:span text:style-name="T99">c</text:span><text:span text:style-name="T77">areer conversations (with peer+self+“manager” feedback).</text:span></text:p>
              </text:list-item>
              <text:list-item>
                <text:p text:style-name="P49"><text:span text:style-name="T105">Served as t</text:span><text:span text:style-name="T91">eam </text:span>representative <text:span text:style-name="T76">and key contributor</text:span> on Core Data <text:span text:style-name="T91">department</text:span> Architecture Group.</text:p>
              </text:list-item>
              <text:list-item>
                <text:p text:style-name="P55"><text:span text:style-name="T69">Served as </text:span><text:span text:style-name="T70">temporary </text:span><text:span text:style-name="T69">a</text:span><text:span text:style-name="T66">cting </text:span><text:span text:style-name="T65">co-lead for</text:span><text:span text:style-name="T66"> </text:span><text:span text:style-name="T67">Architecture </text:span><text:span text:style-name="T66">G</text:span><text:span text:style-name="T67">roup</text:span><text:span text:style-name="T66">.</text:span></text:p>
              </text:list-item>
              <text:list-item>
                <text:p text:style-name="P52">Conducted architecture lecture series.</text:p>
              </text:list-item>
              <text:list-item>
                <text:p text:style-name="P52"><text:span text:style-name="T107">L</text:span><text:span text:style-name="T80">ed group</text:span><text:span text:style-name="T79"> </text:span><text:span text:style-name="T80">workshops </text:span><text:span text:style-name="T85">focused on elevating</text:span><text:span text:style-name="T79"> team </text:span><text:span text:style-name="T108">effectiveness, </text:span><text:span text:style-name="T109">community</text:span><text:span text:style-name="T108">, and </text:span><text:span text:style-name="T80">candor</text:span>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70"><text:span text:style-name="T60">Desktop team, Box</text:span></text:p>
            <text:p text:style-name="P70"><text:span text:style-name="T23">Senior Software Engineer</text:span><text:span text:style-name="T60"> </text:span><text:span text:style-name="T63">(2016 – 2017), </text:span><text:span text:style-name="T23">Software Engineer</text:span><text:span text:style-name="T60"> </text:span><text:span text:style-name="T63">(2014 – 2016)</text:span></text:p>
          </table:table-cell>
          <table:table-cell table:style-name="Table3.A1" office:value-type="string">
            <text:p text:style-name="P22">201<text:span text:style-name="T102">4</text:span> – 2017</text:p>
          </table:table-cell>
        </table:table-row>
        <table:table-row table:style-name="Table3.1">
          <table:table-cell table:style-name="Table3.A1" table:number-columns-spanned="2" office:value-type="string">
            <text:list xml:id="list431015368" text:style-name="L2">
              <text:list-item>
                <text:p text:style-name="P63"><text:span text:style-name="T28">P</text:span><text:span text:style-name="T29">erformed </text:span><text:span text:style-name="T30">development for the initial public Beta for the Box Drive desktop client. </text:span><text:span text:style-name="T40">Owned significant portions of the Python-based remote event listeners and syncing engine</text:span><text:span text:style-name="T41">.</text:span></text:p>
              </text:list-item>
              <text:list-item>
                <text:p text:style-name="P71"><text:span text:style-name="T24">Invented </text:span><text:span text:style-name="T42">and built</text:span><text:span text:style-name="T24"> novel approaches for correctly syncing events from the Box API to a client that only has a partial, possibly not-yet-consistent snapshot of the file system.</text:span></text:p>
              </text:list-item>
              <text:list-item>
                <text:p text:style-name="P64"><text:span text:style-name="T28">Drove engagement with</text:span><text:span text:style-name="T24"> the </text:span><text:span text:style-name="T28">API</text:span><text:span text:style-name="T24"> backend teams on </text:span><text:span text:style-name="T47">dependencies</text:span><text:span text:style-name="T24"> </text:span><text:span text:style-name="T47">for Box Drive</text:span><text:span text:style-name="T24">. </text:span><text:span text:style-name="T28">Wrote API specifications.</text:span></text:p>
              </text:list-item>
              <text:list-item>
                <text:p text:style-name="P72"><text:span text:style-name="T30">R</text:span><text:span text:style-name="T24">epresented all client-application teams on company API Working Group. Reviewed API designs for compatibility and ease-of-use for 1st- </text:span><text:span text:style-name="T37">and 3rd-</text:span><text:span text:style-name="T24">party client use-cases.</text:span></text:p>
              </text:list-item>
              <text:list-item>
                <text:p text:style-name="P73"><text:span text:style-name="T24">Co-created and co-</text:span><text:span text:style-name="T39">owned</text:span><text:span text:style-name="T24"> the </text:span><text:a xlink:type="simple" xlink:href="http://github.com/box/box-python-sdk" text:style-name="Internet_20_link" text:visited-style-name="Visited_20_Internet_20_Link"><text:span text:style-name="T92">public box-python-sdk on Github</text:span></text:a><text:span text:style-name="T24">.</text:span></text:p>
              </text:list-item>
              <text:list-item>
                <text:p text:style-name="P63"><text:span text:style-name="T30">Mentored intern project to enhance box-python-sdk and migrate </text:span><text:span text:style-name="T46">Box Drive</text:span><text:span text:style-name="T30"> from private to public SDK.</text:span><text:span text:style-name="T35"/></text:p>
              </text:list-item>
              <text:list-item>
                <text:p text:style-name="P74"><text:span text:style-name="T24">Buil</text:span><text:span text:style-name="T45">t </text:span><text:span text:style-name="T24">and promoted </text:span><text:span text:style-name="T34">internal community of Python developers. Organized code walk-throughs </text:span><text:span text:style-name="T38">and tech talks</text:span><text:span text:style-name="T34">. C</text:span><text:span text:style-name="T24">oordinate</text:span><text:span text:style-name="T33">d</text:span><text:span text:style-name="T24"> </text:span><text:span text:style-name="T36">company </text:span><text:span text:style-name="T24">participation at PyCon.</text:span></text:p>
              </text:list-item>
              <text:list-item>
                <text:p text:style-name="P75"><text:span text:style-name="T31">Improved</text:span><text:span text:style-name="T24"> build/release process </text:span><text:span text:style-name="T31">and </text:span><text:span text:style-name="T43">contributed</text:span><text:span text:style-name="T31"> </text:span><text:span text:style-name="T32">Puppet IaC </text:span><text:span text:style-name="T43">code</text:span><text:span text:style-name="T32"> </text:span><text:span text:style-name="T31">for the build servers.</text:span></text:p>
              </text:list-item>
              <text:list-item>
                <text:p text:style-name="P65"><text:span text:style-name="T32">Volunteer Ops </text:span><text:span text:style-name="T44">engineer</text:span><text:span text:style-name="T32"> for a quarter. Implemented Puppet IaC repo </text:span><text:span text:style-name="T43">testing</text:span><text:span text:style-name="T32">. Presented at PuppetConf.</text:span></text:p>
              </text:list-item>
            </text:list>
          </table:table-cell>
          <table:covered-table-cell/>
        </table:table-row>
        <text:soft-page-break/>
        <table:table-row table:style-name="Table3.1">
          <table:table-cell table:style-name="Table3.A1" office:value-type="string">
            <text:p text:style-name="P27"><text:span text:style-name="T19">Software Engineer Intern, </text:span><text:span text:style-name="T24">WebApp Performance team, Box</text:span></text:p>
          </table:table-cell>
          <table:table-cell table:style-name="Table3.A1" office:value-type="string">
            <text:p text:style-name="P21">2013 Summer</text:p>
          </table:table-cell>
        </table:table-row>
        <table:table-row table:style-name="Table3.1">
          <table:table-cell table:style-name="Table3.A1" table:number-columns-spanned="2" office:value-type="string">
            <text:list xml:id="list704056543" text:style-name="L3">
              <text:list-item>
                <text:p text:style-name="P50">Designed and implemented a RESTful Hive data analytics graphing solution.</text:p>
              </text:list-item>
              <text:list-item>
                <text:p text:style-name="P50"><text:span text:style-name="T94">Leveraged</text:span> <text:span text:style-name="T93">the Django-based</text:span> Cloudera Hue <text:span text:style-name="T93">webapp</text:span> and the Apache Oozie workflow scheduler for Hadoop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28"><text:span text:style-name="T64">Leaf</text:span><text:span text:style-name="T19"> –</text:span><text:span text:style-name="T24"> </text:span><text:a xlink:type="simple" xlink:href="https://archive.is/xXWij" text:style-name="Internet_20_link" text:visited-style-name="Visited_20_Internet_20_Link"><text:span text:style-name="T92">https://archive.is/xXWij</text:span></text:a></text:p>
            <text:p text:style-name="P44">Software Engineer Intern</text:p>
          </table:table-cell>
          <table:table-cell table:style-name="Table3.A1" office:value-type="string">
            <text:p text:style-name="P21">2012 Summer</text:p>
          </table:table-cell>
        </table:table-row>
        <table:table-row table:style-name="Table3.1">
          <table:table-cell table:style-name="Table3.A1" table:number-columns-spanned="2" office:value-type="string">
            <text:list xml:id="list130210174565880" text:continue-numbering="true" text:style-name="L3">
              <text:list-item>
                <text:p text:style-name="P51">Developed simplified, self-serve customer onboarding app. Built from Ruby on Rails and jQuery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25">Learning Unlimited<text:span text:style-name="T90"> – </text:span><text:a xlink:type="simple" xlink:href="https://learningu.org/" text:style-name="Internet_20_link" text:visited-style-name="Visited_20_Internet_20_Link"><text:span text:style-name="T90">https://learningu.org</text:span></text:a></text:p>
            <text:p text:style-name="P23">Volunteer Developer and System Administrator</text:p>
          </table:table-cell>
          <table:table-cell table:style-name="Table3.A1" office:value-type="string">
            <text:p text:style-name="P3">2011 – 2016</text:p>
          </table:table-cell>
        </table:table-row>
        <table:table-row table:style-name="Table3.1">
          <table:table-cell table:style-name="Table3.A1" table:number-columns-spanned="2" office:value-type="string">
            <text:list xml:id="list130210608124133" text:continue-list="list431015368" text:style-name="L2">
              <text:list-item>
                <text:p text:style-name="P66"><text:span text:style-name="T49">Contributed to</text:span><text:span text:style-name="T48"> </text:span><text:span text:style-name="T49">OSS Django</text:span><text:span text:style-name="T48"> </text:span><text:span text:style-name="T49">app</text:span><text:span text:style-name="T48"> used by chapters nationwide to run educational programs.</text:span></text:p>
              </text:list-item>
              <text:list-item>
                <text:p text:style-name="P76"><text:span text:style-name="T48">Deployed and QA tested </text:span><text:span text:style-name="T50">app releases</text:span><text:span text:style-name="T48">.</text:span></text:p>
              </text:list-item>
              <text:list-item>
                <text:p text:style-name="P76"><text:span text:style-name="T48">Trained and coordinated volunteer developers.</text:span></text:p>
              </text:list-item>
              <text:list-item>
                <text:p text:style-name="P76"><text:span text:style-name="T48">Maintained servers.</text:span></text:p>
              </text:list-item>
            </text:list>
          </table:table-cell>
          <table:covered-table-cell/>
        </table:table-row>
        <table:table-row table:style-name="Table3.12">
          <table:table-cell table:style-name="Table3.A1" office:value-type="string">
            <text:p text:style-name="P27"><text:span text:style-name="T19">Google Summer of Code Intern</text:span><text:span text:style-name="T48">, </text:span><text:span text:style-name="T24">Learning Unlimited</text:span></text:p>
            <text:list xml:id="list130209233350783" text:continue-numbering="true" text:style-name="L2">
              <text:list-item>
                <text:p text:style-name="P67"><text:span text:style-name="T49">Built</text:span><text:span text:style-name="T48"> </text:span><text:span text:style-name="T49">Django</text:span><text:span text:style-name="T48"> </text:span><text:span text:style-name="T49">web-UI</text:span><text:span text:style-name="T48"> for </text:span><text:span text:style-name="T49">program admins to</text:span><text:span text:style-name="T48"> mak</text:span><text:span text:style-name="T49">e</text:span><text:span text:style-name="T48"> custom </text:span><text:span text:style-name="T49">DB</text:span><text:span text:style-name="T48"> queries.</text:span></text:p>
              </text:list-item>
            </text:list>
          </table:table-cell>
          <table:table-cell table:style-name="Table3.A1" office:value-type="string">
            <text:p text:style-name="P3">2011 Summer</text:p>
          </table:table-cell>
        </table:table-row>
      </table:table>
      <text:p text:style-name="P10"/>
      <text:p text:style-name="P60"><text:span text:style-name="T103">PRESENTATIONS</text:span></text:p>
      <text:p text:style-name="P15"><text:span text:style-name="T3">All abstracts, videos, slides, and other materials</text:span><text:span text:style-name="T1">: </text:span><text:a xlink:type="simple" xlink:href="https://github.com/jmoldow/talks" text:style-name="Internet_20_link" text:visited-style-name="Visited_20_Internet_20_Link"><text:span text:style-name="Internet_20_link"><text:span text:style-name="T2">https://github.com/jmoldow/talks</text:span></text:span></text:a></text:p>
      <text:p text:style-name="P12"/>
      <text:p text:style-name="P33"><text:a xlink:type="simple" xlink:href="https://github.com/jmoldow/talks#the-last-mile---delivering-the-last-10-percent-of-a-4-year-migration" text:style-name="Internet_20_link" text:visited-style-name="Visited_20_Internet_20_Link"><text:span text:style-name="Internet_20_link"><text:span text:style-name="T11">The Last Mile - Delivering the Last 10% of a 4-year Migration</text:span></text:span></text:a></text:p>
      <text:p text:style-name="P34"><text:span text:style-name="T73"><text:tab/></text:span><text:a xlink:type="simple" xlink:href="https://github.com/jmoldow/talks#developerweek-global-enterprise---december-2021" text:style-name="Internet_20_link" text:visited-style-name="Visited_20_Internet_20_Link"><text:span text:style-name="T73">DeveloperWeek Global: Enterprise – December 2021</text:span></text:a></text:p>
      <text:p text:style-name="P34"><text:span text:style-name="T74"><text:tab/></text:span><text:a xlink:type="simple" xlink:href="https://github.com/jmoldow/talks#percona-live-online---may-2021" text:style-name="Internet_20_link" text:visited-style-name="Visited_20_Internet_20_Link"><text:span text:style-name="T74">Percona Live Online – May 2021</text:span></text:a></text:p>
      <text:p text:style-name="P35"/>
      <text:p text:style-name="P33"><text:a xlink:type="simple" xlink:href="https://github.com/jmoldow/talks#deploying-a-sharded-vitess-sandbox-cluster-in-public-cloud-kubernetes-in-10-minutes" text:style-name="Internet_20_link" text:visited-style-name="Visited_20_Internet_20_Link"><text:span text:style-name="Internet_20_link"><text:span text:style-name="T11">Deploying a Sharded Vitess Sandbox Cluster in Public Cloud Kubernetes in 10 Minutes</text:span></text:span></text:a></text:p>
      <text:p text:style-name="P33"><text:span text:style-name="T12"><text:tab/></text:span><text:a xlink:type="simple" xlink:href="https://github.com/jmoldow/talks#percona-live-online---may-2021" text:style-name="Internet_20_link" text:visited-style-name="Visited_20_Internet_20_Link"><text:span text:style-name="T13">Percona Live Online – May 2021</text:span></text:a></text:p>
      <text:p text:style-name="P13"/>
      <text:p text:style-name="P33"><text:a xlink:type="simple" xlink:href="https://github.com/jmoldow/talks#introducing-transit-nodes---a-sparse-data-structure-for-recording-sharding-denormalizations" text:style-name="Internet_20_link" text:visited-style-name="Visited_20_Internet_20_Link"><text:span text:style-name="Internet_20_link"><text:span text:style-name="T11">Introducing Transit Nodes - A Sparse Data Structure for Recording Sharding Denormalizations</text:span></text:span></text:a></text:p>
      <text:p text:style-name="P33"><text:span text:style-name="T12"><text:tab/></text:span><text:a xlink:type="simple" xlink:href="https://github.com/jmoldow/talks#percona-live-online---may-2021" text:style-name="Internet_20_link" text:visited-style-name="Visited_20_Internet_20_Link"><text:span text:style-name="T13">Percona Live Online – May 2021</text:span></text:a></text:p>
      <text:p text:style-name="P14"/>
      <text:p text:style-name="P32"><text:a xlink:type="simple" xlink:href="https://github.com/jmoldow/talks#turning-pain-into-gain---a-puppet-unit-testing-story" text:style-name="Internet_20_link" text:visited-style-name="Visited_20_Internet_20_Link"><text:span text:style-name="Internet_20_link"><text:span text:style-name="T10">Turning Pain Into Gain: A Puppet Unit Testing Story</text:span></text:span></text:a><text:span text:style-name="T10"> – Nadeem Ahmad &amp; </text:span><text:span text:style-name="T4">Jordan Moldow</text:span></text:p>
      <text:p text:style-name="P33"><text:span text:style-name="T12"><text:tab/></text:span><text:a xlink:type="simple" xlink:href="https://github.com/jmoldow/talks#puppetconf---october-2016" text:style-name="Internet_20_link" text:visited-style-name="Visited_20_Internet_20_Link"><text:span text:style-name="T12">PuppetConf – October 2016</text:span></text:a></text:p>
      <text:p text:style-name="P11"/>
      <text:p text:style-name="P2">RELEVANT TECHNICAL SKILL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0"><text:span text:style-name="T6">Programming </text:span><text:span text:style-name="T8">(Advanced)</text:span><text:span text:style-name="T6">: </text:span><text:span text:style-name="T7">Python, </text:span><text:span text:style-name="T6">Scala</text:span></text:p>
            <text:p text:style-name="P31"><text:span text:style-name="T8">Programming: </text:span><text:span text:style-name="T6">Java, </text:span><text:span text:style-name="T8">Ruby, </text:span><text:span text:style-name="T9">Javascript, PHP, </text:span><text:span text:style-name="T8">Haskell, C, C++</text:span></text:p>
            <text:p text:style-name="P56">DevOps: Bash, jq, jsonnet, Kubernetes, Jenkins, Puppet</text:p>
            <text:p text:style-name="P7">Web content: HTML, <text:span text:style-name="T95">Markdown, </text:span>PHP, Django, <text:span text:style-name="T95">Jupyter Notebooks</text:span></text:p>
            <text:p text:style-name="P8">Data: SQL, MySQL, <text:span text:style-name="T95">Vitess, </text:span><text:span text:style-name="T96">Kafka, CDC, </text:span><text:span text:style-name="T97">Thrift, Avro, </text:span><text:span text:style-name="T98">Hive</text:span></text:p>
            <text:p text:style-name="P7">Development: git, make, <text:span text:style-name="T95">GitHub</text:span></text:p>
            <text:p text:style-name="P7">Operating Systems: GNU/Linux</text:p>
            <text:p text:style-name="P6">Cloud: GCP</text:p>
            <text:p text:style-name="P6">Observability: Wavefront, Splunk, Elasticsearch</text:p>
          </table:table-cell>
        </table:table-row>
      </table:table>
      <text:p text:style-name="P62"/>
      <text:p text:style-name="P61">SERVIC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7">Silicon Valley Bicycle Coalition (SVBC), San José local team</text:p>
            <text:p text:style-name="P57">Japanese American Museum of San Jose (JAMsj)</text:p>
            <text:p text:style-name="P77"><text:span text:style-name="T6">Educational</text:span><text:span text:style-name="T5"> </text:span><text:span text:style-name="T6">Studies</text:span><text:span text:style-name="T5"> </text:span><text:span text:style-name="T6">Program</text:span><text:span text:style-name="T5"> (</text:span><text:span text:style-name="T6">ESP</text:span><text:span text:style-name="T5">), </text:span><text:span text:style-name="T6">MIT</text:span></text:p>
          </table:table-cell>
          <table:table-cell table:style-name="Table4.A1" office:value-type="string">
            <text:p text:style-name="P58">2023 – present</text:p>
            <text:p text:style-name="P58">2023 – present</text:p>
            <text:p text:style-name="P59">2010 – 2014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945in" fo:margin-bottom="0.1945in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Standard" style:next-style-name="Text_20_body" style:class="chapter">
      <style:paragraph-properties fo:text-align="end" style:justify-single-word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edium_20_Grid_20_1_20_-_20_Accent_20_2" style:display-name="Medium Grid 1 - Accent 2" style:family="paragraph" style:parent-style-name="Standard">
      <style:paragraph-properties fo:margin-left="0.5in" fo:margin-right="0in" fo:text-indent="0in" style:auto-text-indent="false"/>
    </style:style>
    <style:style style:name="p1" style:family="paragraph" style:parent-style-name="Standard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Wingdings" fo:font-family="Wingdings" style:font-family-generic="decorative" style:font-pitch="variable" fo:font-weight="bold" style:font-weight-asian="bold" style:font-name-complex="Wingdings" style:font-family-complex="Wingdings" style:font-family-generic-complex="decorative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4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charset="x-symbol" fo:font-size="10pt" style:font-size-asian="10pt" style:font-name-complex="Symbol" style:font-family-complex="Symbol" style:font-family-generic-complex="decorative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family-generic="decorative" style:font-pitch="variable" fo:font-size="10pt" style:font-size-asian="10pt" style:font-name-complex="Wingdings" style:font-family-complex="Wingdings" style:font-family-generic-complex="decorative" style:font-pitch-complex="variable"/>
    </style:style>
    <style:style style:name="WW8Num1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Subtitle_20_Char" style:display-name="Sub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Heading_20_2_20_Char" style:display-name="Heading 2 Char" style:family="text">
      <style:text-properties fo:font-size="18pt" fo:font-weight="bold" style:font-size-asian="18pt" style:font-weight-asian="bold" style:font-size-complex="18pt" style:font-weight-complex="bold"/>
    </style:style>
    <style:style style:name="Balloon_20_Text_20_Char" style:display-name="Balloon Text Char" style:family="text">
      <style:text-properties fo:font-size="9pt" style:font-size-asian="9pt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l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7528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2.2528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7528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3.2528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7528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4.2528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7528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5.2528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75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5in" fo:margin-bottom="0.75in" fo:margin-left="0.75in" fo:margin-right="0.7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esa</meta:initial-creator>
    <meta:creation-date>2017-04-09T17:03:00</meta:creation-date>
    <dc:date>2024-03-14T12:53:28.040900137</dc:date>
    <meta:print-date>2014-09-30T16:39:00</meta:print-date>
    <meta:editing-cycles>1464</meta:editing-cycles>
    <meta:editing-duration>P8DT2H57M44S</meta:editing-duration>
    <meta:generator>LibreOffice/7.4.7.2$Linux_X86_64 LibreOffice_project/40$Build-2</meta:generator>
    <meta:document-statistic meta:table-count="5" meta:image-count="0" meta:object-count="0" meta:page-count="2" meta:paragraph-count="87" meta:word-count="768" meta:character-count="5505" meta:non-whitespace-character-count="4822"/>
  </office:meta>
</office:document-meta>
</file>